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  <style:style style:name="P23" style:family="paragraph" style:parent-style-name="Text_20_body" style:list-style-name="L6">
      <style:paragraph-properties fo:margin-top="0in" fo:margin-bottom="0in"/>
    </style:style>
    <style:style style:name="P24" style:family="paragraph" style:parent-style-name="Text_20_body" style:list-style-name="L8">
      <style:paragraph-properties fo:margin-top="0in" fo:margin-bottom="0in"/>
    </style:style>
    <style:style style:name="P25" style:family="paragraph" style:parent-style-name="Text_20_body" style:list-style-name="L19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Suggestions for Improvement </text:p>
      <text:p text:style-name="Standard"/>
      <text:list xml:id="list7364161701434694179" text:style-name="L1">
        <text:list-item>
          <text:p text:style-name="P2"><text:span text:style-name="Strong_20_Emphasis">Ethical AI and Bias Mitigation</text:span>:</text:p>
        </text:list-item>
      </text:list>
      <text:list xml:id="list6545046764118678365" text:style-name="L2">
        <text:list-item>
          <text:p text:style-name="P21">Discuss ethical considerations and ways to mitigate bias in data and models (e.g., fairness-aware ML, diverse datasets, and bias detection tools).</text:p>
        </text:list-item>
        <text:list-item>
          <text:p text:style-name="P3">Mention frameworks like IBM AI Fairness 360 or Google's What-If Tool.</text:p>
        </text:list-item>
      </text:list>
      <text:list xml:id="list1687467802564892262" text:style-name="L3">
        <text:list-item>
          <text:p text:style-name="P4"><text:span text:style-name="Strong_20_Emphasis">Explainability and Interpretability</text:span>:</text:p>
        </text:list-item>
      </text:list>
      <text:list xml:id="list7600300533655407527" text:style-name="L4">
        <text:list-item>
          <text:p text:style-name="P22">Highlight the importance of model explainability, especially in industries like healthcare or finance.</text:p>
        </text:list-item>
        <text:list-item>
          <text:p text:style-name="P5">Include tools like SHAP, LIME, or ELI5 for interpreting models.</text:p>
        </text:list-item>
      </text:list>
      <text:list xml:id="list3547538462568259342" text:style-name="L5">
        <text:list-item>
          <text:p text:style-name="P6"><text:span text:style-name="Strong_20_Emphasis">Advanced Techniques</text:span>:</text:p>
        </text:list-item>
      </text:list>
      <text:list xml:id="list1773756376275910682" text:style-name="L6">
        <text:list-item>
          <text:p text:style-name="P23">Briefly touch on more advanced methods or emerging trends, like ensemble techniques (stacking, bagging) or transformers for text data.</text:p>
        </text:list-item>
        <text:list-item>
          <text:p text:style-name="P7">Add mention of generative models (e.g., GANs) or diffusion models for complex applications.</text:p>
        </text:list-item>
      </text:list>
      <text:list xml:id="list4753739238992141173" text:style-name="L7">
        <text:list-item>
          <text:p text:style-name="P8"><text:span text:style-name="Strong_20_Emphasis">Scalability and Big Data</text:span>:</text:p>
        </text:list-item>
      </text:list>
      <text:list xml:id="list7069949171057179027" text:style-name="L8">
        <text:list-item>
          <text:p text:style-name="P24">Acknowledge the challenges of scaling data science workflows to large datasets.</text:p>
        </text:list-item>
        <text:list-item>
          <text:p text:style-name="P9">Mention frameworks like Apache Spark, Dask, or TensorFlow Extended (TFX) for scalable data and model processing.</text:p>
        </text:list-item>
      </text:list>
      <text:list xml:id="list7222378417300030112" text:style-name="L9">
        <text:list-item>
          <text:p text:style-name="P10"><text:span text:style-name="Strong_20_Emphasis">Model Monitoring and Drift Detection</text:span>:</text:p>
        </text:list-item>
      </text:list>
      <text:list xml:id="list8624607908089342227" text:style-name="L10">
        <text:list-item>
          <text:p text:style-name="P11">Expand on the concept of monitoring for drift with specific tools or techniques (e.g., statistical tests for concept drift or monitoring pipelines with Evidently AI).</text:p>
        </text:list-item>
      </text:list>
      <text:list xml:id="list7373270185364006926" text:style-name="L11">
        <text:list-item>
          <text:p text:style-name="P12"><text:span text:style-name="Strong_20_Emphasis">Integration with Business Processes</text:span>:</text:p>
        </text:list-item>
      </text:list>
      <text:list xml:id="list3905526383971969811" text:style-name="L12">
        <text:list-item>
          <text:p text:style-name="P13">Discuss the importance of integrating the ML workflow into business decision-making processes and aligning outputs with end-user needs.</text:p>
        </text:list-item>
      </text:list>
      <text:list xml:id="list6281407977126418713" text:style-name="L13">
        <text:list-item>
          <text:p text:style-name="P14"><text:span text:style-name="Strong_20_Emphasis">Automated Machine Learning (AutoML)</text:span>:</text:p>
        </text:list-item>
      </text:list>
      <text:list xml:id="list2509584579084578449" text:style-name="L14">
        <text:list-item>
          <text:p text:style-name="P15">Add a section or mention tools like AutoML frameworks (e.g., Google AutoML, H2O.ai, or Auto-sklearn) for automating parts of the ML process.</text:p>
        </text:list-item>
      </text:list>
      <text:list xml:id="list5204764151983256460" text:style-name="L15">
        <text:list-item>
          <text:p text:style-name="P16"><text:span text:style-name="Strong_20_Emphasis">Cloud Platforms</text:span>:</text:p>
        </text:list-item>
      </text:list>
      <text:list xml:id="list3859867155424616238" text:style-name="L16">
        <text:list-item>
          <text:p text:style-name="P17">Mention cloud-based ML platforms like AWS SageMaker, Google AI Platform, and Azure ML for end-to-end ML workflows.</text:p>
        </text:list-item>
      </text:list>
      <text:list xml:id="list1805036838123624903" text:style-name="L17">
        <text:list-item>
          <text:p text:style-name="P18"><text:span text:style-name="Strong_20_Emphasis">Data Privacy and Security</text:span>:</text:p>
        </text:list-item>
      </text:list>
      <text:list xml:id="list3169332405283492591" text:style-name="L18">
        <text:list-item>
          <text:p text:style-name="P19">Elaborate on ensuring data privacy (e.g., anonymization, encryption) and secure handling of sensitive datasets.</text:p>
        </text:list-item>
      </text:list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3" text:outline-level="3">Optional Visual Aids:</text:h>
      <text:p text:style-name="Text_20_body">Consider enhancing your guide with:</text:p>
      <text:list xml:id="list1929389036856281074" text:style-name="L19">
        <text:list-item>
          <text:p text:style-name="P25"><text:span text:style-name="Strong_20_Emphasis">Flowcharts or Diagrams</text:span>: To visually depict workflows, such as the ML pipeline or the data preprocessing steps.</text:p>
        </text:list-item>
        <text:list-item>
          <text:p text:style-name="P25"><text:span text:style-name="Strong_20_Emphasis">Tables</text:span>: To summarize algorithms and their use cases more compactly.</text:p>
        </text:list-item>
        <text:list-item>
          <text:p text:style-name="P20"><text:span text:style-name="Strong_20_Emphasis">Code Snippets</text:span>: Provide small examples to illustrate concepts like data cleaning or model training.</text:p>
        </text:list-item>
      </text:list>
      <text:p text:style-name="Standard"/>
      <text:p text:style-name="Standard"/>
      <text:h text:style-name="Heading_20_3" text:outline-level="3">Final Thoughts:</text:h>
      <text:p text:style-name="Text_20_body">Your guide already stands out as a robust resource for anyone learning about or working in data science and ML. The above additions would make it even more future-proof and practical, especially for a professional audience. Let me know if you’d like help elaborating on any of these areas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21T14:42:08.50</meta:creation-date>
    <dc:date>2024-11-21T14:43:34.91</dc:date>
    <dc:creator>Akram MTir</dc:creator>
    <meta:editing-duration>PT1M25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2" meta:paragraph-count="30" meta:word-count="371" meta:character-count="2413"/>
  </office:meta>
</office:document-meta>
</file>